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6.015cm" style:use-optimal-column-width="false"/>
    </style:style>
    <style:style style:name="co10" style:family="table-column">
      <style:table-column-properties style:column-width="13.786cm" style:use-optimal-column-width="false"/>
    </style:style>
    <style:style style:name="co11" style:family="table-column">
      <style:table-column-properties style:column-width="1.56cm" style:use-optimal-column-width="false"/>
    </style:style>
    <style:style style:name="co12" style:family="table-column">
      <style:table-column-properties style:column-width="1.576cm" style:use-optimal-column-width="false"/>
    </style:style>
    <style:style style:name="co13" style:family="table-column">
      <style:table-column-properties style:column-width="4.797cm" style:use-optimal-column-width="false"/>
    </style:style>
    <style:style style:name="co14" style:family="table-column">
      <style:table-column-properties style:column-width="2.672cm" style:use-optimal-column-width="false"/>
    </style:style>
    <style:style style:name="co15" style:family="table-column">
      <style:table-column-properties style:column-width="2.762cm" style:use-optimal-column-width="false"/>
    </style:style>
    <style:style style:name="co16" style:family="table-column">
      <style:table-column-properties style:column-width="10.792cm" style:use-optimal-column-width="false"/>
    </style:style>
    <style:style style:name="co17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1.18cm" style:use-optimal-row-height="false"/>
    </style:style>
    <style:style style:name="ro8" style:family="table-row">
      <style:table-row-properties style:row-height="1.174cm" style:use-optimal-row-height="false"/>
    </style:style>
    <style:style style:name="ro9" style:family="table-row">
      <style:table-row-properties style:row-height="1.036cm" style:use-optimal-row-height="false"/>
    </style:style>
    <style:style style:name="ro10" style:family="table-row">
      <style:table-row-properties style:row-height="1.109cm" style:use-optimal-row-height="false"/>
    </style:style>
    <style:style style:name="ro11" style:family="table-row">
      <style:table-row-properties style:row-height="0.942cm" style:use-optimal-row-height="false"/>
    </style:style>
    <style:style style:name="ro12" style:family="table-row">
      <style:table-row-properties style:row-height="0.946cm" style:use-optimal-row-height="false"/>
    </style:style>
    <style:style style:name="ro13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9" style:family="table-cell">
      <style:text-properties style:font-name="Nimbus Sans" fo:font-size="16pt" style:font-name-asian="DejaVu Sans Mono" style:font-size-asian="16pt" style:font-size-complex="16pt"/>
    </style:style>
    <style:style style:name="ce10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1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2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14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37" style:family="paragraph">
      <style:text-properties style:font-name="Nimbus Sans" fo:font-size="16pt" style:font-name-asian="DejaVu Sans Mono" style:font-size-asian="16pt" style:font-size-complex="16pt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39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41" style:family="paragraph">
      <loext:graphic-properties draw:fill="solid" draw:fill-color="#2a6099" draw:opacity="50%"/>
      <style:paragraph-properties fo:text-align="center" style:writing-mode="lr-tb"/>
    </style:style>
    <style:style style:name="P42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3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4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5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6" style:family="paragraph">
      <loext:graphic-properties draw:fill-color="#ffffff"/>
      <style:paragraph-properties style:writing-mode="lr-tb"/>
      <style:text-properties fo:font-size="32pt"/>
    </style:style>
    <style:style style:name="P47" style:family="paragraph"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9" style:family="paragraph">
      <loext:graphic-properties draw:fill="none" draw:fill-color="#ffffff"/>
      <style:paragraph-properties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2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53" style:family="paragraph">
      <loext:graphic-properties draw:fill="solid" draw:fill-color="#ff972f"/>
      <style:paragraph-properties fo:text-align="center"/>
    </style:style>
    <style:style style:name="P54" style:family="paragraph">
      <loext:graphic-properties draw:fill="none"/>
      <style:paragraph-properties fo:text-align="center" style:writing-mode="lr-tb"/>
      <style:text-properties fo:font-size="18p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style:font-name="Nimbus Sans" fo:font-size="16pt" style:font-name-asian="DejaVu Sans Mono" style:font-size-asian="16pt" style:font-size-complex="16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/></text:span><text:span text:style-name="T1"><text:s/>COM 5: </text:span><text:span text:style-name="T1">Received </text:span><text:span text:style-name="T1">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/></text:span><text:span text:style-name="T1"><text:s/>COM 6 <text:s/></text:span><text:span text:style-name="T1">Finish </text:span><text:span text:style-name="T1">downloa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/></text:span><text:span text:style-name="T1"><text:s/>COM 6 <text:s/></text:span><text:span text:style-name="T1"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</text:span><text:span text:style-name="T2">VComm3, </text:span><text:span text:style-name="T2">115200, N, </text:span><text:span text:style-name="T2">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20.499cm" svg:height="8.289cm" svg:x="3.5cm" svg:y="4.24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1" draw:layer="layout" svg:width="10.897cm" svg:height="1.17cm" svg:x="3.548cm" svg:y="2.952cm">
          <draw:text-box>
            <text:p text:style-name="P30"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12" draw:text-style-name="P12" draw:layer="layout" svg:width="6cm" svg:height="1cm" svg:x="15.5cm" svg:y="3cm">
          <text:p text:style-name="P11"><text:span text:style-name="T3">灰色</text:span><text:span text:style-name="T3">不能</text:span><text:span text:style-name="T3">編</text:span><text:span text:style-name="T3">輯，</text:span><text:span text:style-name="T3">黑色</text:span><text:span text:style-name="T3">可以</text:span></text:p>
          <draw:enhanced-geometry svg:viewBox="0 0 21600 21600" draw:mirror-horizontal="false" draw:mirror-vertical="false" draw:text-areas="800 800 20800 20800" draw:type="round-rectangular-callout" draw:modifiers="2184.83586068989 57959.6403596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9"/>
              <table:table-column table:style-name="co10"/>
              <table:table-row table:style-name="ro7" table:default-cell-style-name="ce8">
                <table:table-cell>
                  <text:p text:style-name="P35"><text:span text:style-name="T9">Field</text:span></text:p>
                </table:table-cell>
                <table:table-cell>
                  <text:p text:style-name="P36"><text:span text:style-name="T9">Value</text:span></text:p>
                </table:table-cell>
              </table:table-row>
              <table:table-row table:style-name="ro7" table:default-cell-style-name="ce8">
                <table:table-cell>
                  <text:p text:style-name="P36"><text:span text:style-name="T9">Mac Addr.</text:span></text:p>
                </table:table-cell>
                <table:table-cell>
                  <text:p text:style-name="P36"><text:span text:style-name="T9">3C:52:67:12:E3:46</text:span></text:p>
                </table:table-cell>
              </table:table-row>
              <table:table-row table:style-name="ro7" table:default-cell-style-name="ce9">
                <table:table-cell>
                  <text:p text:style-name="P37"><text:span text:style-name="T9">Mac Auto Inc.</text:span></text:p>
                </table:table-cell>
                <table:table-cell>
                  <text:p text:style-name="P37"><text:span text:style-name="T9">Y</text:span></text:p>
                </table:table-cell>
              </table:table-row>
              <table:table-row table:style-name="ro7" table:default-cell-style-name="ce9">
                <table:table-cell>
                  <text:p text:style-name="P37"><text:span text:style-name="T9">Batch Size</text:span></text:p>
                </table:table-cell>
                <table:table-cell>
                  <text:p text:style-name="P37"><text:span text:style-name="T9">100</text:span></text:p>
                </table:table-cell>
              </table:table-row>
              <table:table-row table:style-name="ro7">
                <table:table-cell table:style-name="ce8">
                  <text:p text:style-name="P36"><text:span text:style-name="T9">CMD</text:span></text:p>
                </table:table-cell>
                <table:table-cell table:style-name="ce10">
                  <text:p text:style-name="P38"><text:span text:style-name="T9">0xF933AAC0 </text:span></text:p>
                </table:table-cell>
              </table:table-row>
              <table:table-row table:style-name="ro7" table:default-cell-style-name="ce8">
                <table:table-cell>
                  <text:p text:style-name="P36"><text:span text:style-name="T9">Row Data Bytes</text:span></text:p>
                </table:table-cell>
                <table:table-cell>
                  <text:p text:style-name="P36"><text:span text:style-name="T9">32</text:span></text:p>
                </table:table-cell>
              </table:table-row>
              <table:table-row table:style-name="ro7" table:default-cell-style-name="ce8">
                <table:table-cell>
                  <text:p text:style-name="P36"><text:span text:style-name="T9">Row Data Source</text:span></text:p>
                </table:table-cell>
                <table:table-cell>
                  <text:p text:style-name="P36"><text:span text:style-name="T9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1" draw:layer="layout" svg:width="10.897cm" svg:height="1.17cm" svg:x="3.5cm" svg:y="3.33cm">
            <draw:text-box>
              <text:p text:style-name="P30"><text:span text:style-name="T6">Dev B</text:span><text:span text:style-name="T6">：</text:span><text:span text:style-name="T7">COM6:1152</text:span><text:span text:style-name="T7">00,N,8,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file</text:span><text:span text:style-name="T8">：</text:span><text:span text:style-name="T8">Dev B</text:span></text:p>
            </draw:text-box>
          </draw:frame>
          <draw:custom-shape draw:style-name="gr29" draw:text-style-name="P39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40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2" draw:text-style-name="P41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2"/>
              <table:table-row table:style-name="ro8" table:default-cell-style-name="ce11">
                <table:table-cell/>
                <table:table-cell>
                  <text:p text:style-name="P42"><text:span text:style-name="T10">0</text:span></text:p>
                </table:table-cell>
                <table:table-cell>
                  <text:p text:style-name="P42"><text:span text:style-name="T10">1</text:span></text:p>
                </table:table-cell>
                <table:table-cell>
                  <text:p text:style-name="P42"><text:span text:style-name="T10">2</text:span></text:p>
                </table:table-cell>
                <table:table-cell>
                  <text:p text:style-name="P42"><text:span text:style-name="T10">3</text:span></text:p>
                </table:table-cell>
                <table:table-cell>
                  <text:p text:style-name="P42"><text:span text:style-name="T10">4</text:span></text:p>
                </table:table-cell>
                <table:table-cell>
                  <text:p text:style-name="P42"><text:span text:style-name="T10">5</text:span></text:p>
                </table:table-cell>
                <table:table-cell>
                  <text:p text:style-name="P42"><text:span text:style-name="T10">6</text:span></text:p>
                </table:table-cell>
                <table:table-cell>
                  <text:p text:style-name="P42"><text:span text:style-name="T10">7</text:span></text:p>
                </table:table-cell>
              </table:table-row>
              <table:table-row table:style-name="ro7" table:default-cell-style-name="ce12">
                <table:table-cell>
                  <text:p text:style-name="P43"><text:span text:style-name="T11">1</text:span></text:p>
                </table:table-cell>
                <table:table-cell>
                  <text:p text:style-name="P43"><text:span text:style-name="T11">01</text:span></text:p>
                </table:table-cell>
                <table:table-cell>
                  <text:p text:style-name="P43"><text:span text:style-name="T11">CA</text:span></text:p>
                </table:table-cell>
                <table:table-cell>
                  <text:p text:style-name="P43"><text:span text:style-name="T11">EE</text:span></text:p>
                </table:table-cell>
                <table:table-cell>
                  <text:p text:style-name="P43"><text:span text:style-name="T11">23</text:span></text:p>
                </table:table-cell>
                <table:table-cell>
                  <text:p text:style-name="P43"><text:span text:style-name="T11">BF</text:span></text:p>
                </table:table-cell>
                <table:table-cell>
                  <text:p text:style-name="P43"><text:span text:style-name="T11">69</text:span></text:p>
                </table:table-cell>
                <table:table-cell>
                  <text:p text:style-name="P43"><text:span text:style-name="T11">80</text:span></text:p>
                </table:table-cell>
                <table:table-cell>
                  <text:p text:style-name="P43"><text:span text:style-name="T11">EE</text:span></text:p>
                </table:table-cell>
              </table:table-row>
              <table:table-row table:style-name="ro9" table:default-cell-style-name="ce12">
                <table:table-cell>
                  <text:p text:style-name="P43"><text:span text:style-name="T11">2</text:span></text:p>
                </table:table-cell>
                <table:table-cell>
                  <text:p text:style-name="P43"><text:span text:style-name="T11">34</text:span></text:p>
                </table:table-cell>
                <table:table-cell>
                  <text:p text:style-name="P43"><text:span text:style-name="T11">23</text:span></text:p>
                </table:table-cell>
                <table:table-cell>
                  <text:p text:style-name="P43"><text:span text:style-name="T11">BF</text:span></text:p>
                </table:table-cell>
                <table:table-cell>
                  <text:p text:style-name="P43"><text:span text:style-name="T11">69</text:span></text:p>
                </table:table-cell>
                <table:table-cell>
                  <text:p text:style-name="P43"><text:span text:style-name="T11">80</text:span></text:p>
                </table:table-cell>
                <table:table-cell>
                  <text:p text:style-name="P43"><text:span text:style-name="T11">EE</text:span></text:p>
                </table:table-cell>
                <table:table-cell>
                  <text:p text:style-name="P43"><text:span text:style-name="T11">66</text:span></text:p>
                </table:table-cell>
                <table:table-cell>
                  <text:p text:style-name="P43"><text:span text:style-name="T11">DE</text:span></text:p>
                </table:table-cell>
              </table:table-row>
              <table:table-row table:style-name="ro10" table:default-cell-style-name="ce12">
                <table:table-cell>
                  <text:p text:style-name="P43"><text:span text:style-name="T11">3</text:span></text:p>
                </table:table-cell>
                <table:table-cell>
                  <text:p text:style-name="P43"><text:span text:style-name="T11">33</text:span></text:p>
                </table:table-cell>
                <table:table-cell>
                  <text:p text:style-name="P43"><text:span text:style-name="T11">23</text:span></text:p>
                </table:table-cell>
                <table:table-cell table:style-name="ce13">
                  <text:p text:style-name="P44"><text:span text:style-name="T12">A2</text:span></text:p>
                </table:table-cell>
                <table:table-cell>
                  <text:p text:style-name="P43"><text:span text:style-name="T11">69</text:span></text:p>
                </table:table-cell>
                <table:table-cell>
                  <text:p text:style-name="P43"><text:span text:style-name="T11">80</text:span></text:p>
                </table:table-cell>
                <table:table-cell>
                  <text:p text:style-name="P43"><text:span text:style-name="T11">EE</text:span></text:p>
                </table:table-cell>
                <table:table-cell>
                  <text:p text:style-name="P43"><text:span text:style-name="T11">FC</text:span></text:p>
                </table:table-cell>
                <table:table-cell>
                  <text:p text:style-name="P43"><text:span text:style-name="T11">A1</text:span></text:p>
                </table:table-cell>
              </table:table-row>
              <table:table-row table:style-name="ro11" table:default-cell-style-name="ce12">
                <table:table-cell>
                  <text:p text:style-name="P43"><text:span text:style-name="T11">4</text:span></text:p>
                </table:table-cell>
                <table:table-cell>
                  <text:p text:style-name="P43"><text:span text:style-name="T11">21</text:span></text:p>
                </table:table-cell>
                <table:table-cell>
                  <text:p text:style-name="P43"><text:span text:style-name="T11">0B</text:span></text:p>
                </table:table-cell>
                <table:table-cell>
                  <text:p text:style-name="P43"><text:span text:style-name="T11">7D</text:span></text:p>
                </table:table-cell>
                <table:table-cell>
                  <text:p text:style-name="P43"><text:span text:style-name="T11">69</text:span></text:p>
                </table:table-cell>
                <table:table-cell>
                  <text:p text:style-name="P43"><text:span text:style-name="T11">80</text:span></text:p>
                </table:table-cell>
                <table:table-cell>
                  <text:p text:style-name="P43"><text:span text:style-name="T11">95</text:span></text:p>
                </table:table-cell>
                <table:table-cell>
                  <text:p text:style-name="P43"><text:span text:style-name="T11">44</text:span></text:p>
                </table:table-cell>
                <table:table-cell>
                  <text:p text:style-name="P43"><text:span text:style-name="T11">98</text:span></text:p>
                </table:table-cell>
              </table:table-row>
              <table:table-row table:style-name="ro11" table:default-cell-style-name="ce1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3" table:default-cell-style-name="ce14">
              <table:table-cell>
                <text:p text:style-name="P45">Name</text:p>
              </table:table-cell>
              <table:table-cell>
                <text:p text:style-name="P45">Start</text:p>
              </table:table-cell>
              <table:table-cell>
                <text:p text:style-name="P45">Len</text:p>
              </table:table-cell>
              <table:table-cell>
                <text:p text:style-name="P45">Example Hex Value</text:p>
              </table:table-cell>
              <table:table-cell/>
            </table:table-row>
            <table:table-row table:style-name="ro13" table:default-cell-style-name="ce14">
              <table:table-cell>
                <text:p text:style-name="P45">MAC Addr</text:p>
              </table:table-cell>
              <table:table-cell>
                <text:p text:style-name="P45">0x0</text:p>
              </table:table-cell>
              <table:table-cell>
                <text:p text:style-name="P45">0x6</text:p>
              </table:table-cell>
              <table:table-cell>
                <text:p text:style-name="P45">0x02 0x42 0x6a </text:p>
                <text:p text:style-name="P45">0x87 0xe8 0x45 </text:p>
              </table:table-cell>
              <table:table-cell/>
            </table:table-row>
            <table:table-row table:style-name="ro13" table:default-cell-style-name="ce14">
              <table:table-cell>
                <text:p text:style-name="P45">Auto Load Control</text:p>
              </table:table-cell>
              <table:table-cell>
                <text:p text:style-name="P45">0x06</text:p>
              </table:table-cell>
              <table:table-cell>
                <text:p text:style-name="P45">0x2</text:p>
              </table:table-cell>
              <table:table-cell>
                <text:p text:style-name="P45">0x5555</text:p>
              </table:table-cell>
              <table:table-cell/>
            </table:table-row>
            <table:table-row table:style-name="ro13" table:default-cell-style-name="ce14">
              <table:table-cell/>
              <table:table-cell>
                <text:p text:style-name="P45">0x20</text:p>
              </table:table-cell>
              <table:table-cell/>
              <table:table-cell/>
              <table:table-cell/>
            </table:table-row>
            <table:table-row table:style-name="ro13" table:default-cell-style-name="ce14">
              <table:table-cell/>
              <table:table-cell>
                <text:p text:style-name="P45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6" draw:layer="layout" svg:width="25.199cm" svg:height="1.975cm" svg:x="1.401cm" svg:y="0.525cm">
          <draw:text-box>
            <text:p><text:span text:style-name="T13">Porfil</text:span><text:span text:style-name="T13">e </text:span><text:span text:style-name="T13">For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6" draw:layer="layout" svg:width="25.199cm" svg:height="9.134cm" svg:x="1.4cm" svg:y="3.685cm" presentation:class="subtitle">
          <draw:text-box>
            <text:p><text:span text:style-name="T13">文件</text:span><text:span text:style-name="T13">結束</text:span></text:p>
            <text:p><text:span text:style-name="T13">以下</text:span><text:span text:style-name="T13">素材</text:span><text:span text:style-name="T13">備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5" draw:text-style-name="P48" draw:layer="layout" svg:width="5cm" svg:height="1cm" svg:x="7.5cm" svg:y="3.1cm">
          <text:p text:style-name="P47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49" draw:layer="layout" svg:width="4cm" svg:height="0.962cm" svg:x="3cm" svg:y="3.038cm">
          <draw:text-box>
            <text:p><text:span text:style-name="T8">Devic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9" draw:layer="layout" svg:width="4cm" svg:height="0.962cm" svg:x="3cm" svg:y="10.5cm">
          <draw:text-box>
            <text:p><text:span text:style-name="T8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/></text:span><text:span text:style-name="T1"><text:s/>Start </text:span><text:span text:style-name="T1">downloading </text:span><text:span text:style-name="T1">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/></text:span><text:span text:style-name="T1"><text:s/>Finish </text:span><text:span text:style-name="T1">downloadin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/></text:span><text:span text:style-name="T1"><text:s/>Flashing...</text:span></text:p>
          </draw:text-box>
        </draw:frame>
        <draw:frame draw:style-name="gr3" draw:text-style-name="P49" draw:layer="layout" svg:width="3.5cm" svg:height="0.962cm" svg:x="3cm" svg:y="4.538cm">
          <draw:text-box>
            <text:p><text:span text:style-name="T8">Progress :</text:span></text:p>
          </draw:text-box>
        </draw:frame>
        <draw:frame draw:style-name="gr3" draw:text-style-name="P49" draw:layer="layout" svg:width="4cm" svg:height="0.962cm" svg:x="3cm" svg:y="8.977cm">
          <draw:text-box>
            <text:p><text:span text:style-name="T8">Result</text:span></text:p>
          </draw:text-box>
        </draw:frame>
        <draw:custom-shape draw:style-name="gr37" draw:text-style-name="P47" draw:layer="layout" svg:width="5cm" svg:height="1cm" svg:x="7.5cm" svg:y="8.977cm">
          <text:p text:style-name="P47"><text:span text:style-name="T8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7" draw:layer="layout" svg:width="5cm" svg:height="1cm" svg:x="14.31cm" svg:y="9cm">
          <text:p text:style-name="P47"><text:span text:style-name="T8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</text:span><text:span text:style-name="T2">VComm3, </text:span><text:span text:style-name="T2">115200, N, </text:span><text:span text:style-name="T2">8, 1 </text:span></text:p>
          </draw:text-box>
        </draw:frame>
        <draw:custom-shape draw:style-name="gr38" draw:text-style-name="P51" draw:layer="layout" svg:width="8cm" svg:height="1cm" svg:x="4.5cm" svg:y="7.977cm">
          <text:p text:style-name="P50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51" draw:layer="layout" svg:width="12cm" svg:height="1cm" svg:x="13cm" svg:y="1cm">
          <text:p text:style-name="P50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2" draw:layer="layout" svg:width="5cm" svg:height="1cm" svg:x="7.5cm" svg:y="13.5cm">
          <text:p text:style-name="P47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51" draw:layer="layout" svg:width="12cm" svg:height="1cm" svg:x="13.5cm" svg:y="13.5cm">
          <text:p text:style-name="P50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3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4" draw:layer="layout" svg:width="15.046cm" svg:height="1cm" svg:x="7.454cm" svg:y="5cm">
          <text:p text:style-name="P47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43" draw:text-style-name="P49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10" draw:text-style-name="P56" draw:layer="layout" svg:width="13.5cm" svg:height="1cm" svg:x="1cm" svg:y="0cm">
          <text:p text:style-name="P55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25:44.562727128</dc:date>
    <meta:editing-duration>PT11H42M3S</meta:editing-duration>
    <meta:editing-cycles>95</meta:editing-cycles>
    <meta:generator>LibreOffice/7.4.7.2$Linux_X86_64 LibreOffice_project/40$Build-2</meta:generator>
    <meta:document-statistic meta:object-count="127"/>
  </office:meta>
</office:document-meta>
</file>